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urtship_duration(min)</text:p>
          </table:table-cell>
          <table:table-cell office:value-type="string" calcext:value-type="string">
            <text:p>mate_duration(min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ourt start time(min)</text:p>
          </table:table-cell>
          <table:table-cell office:value-type="string" calcext:value-type="string">
            <text:p>mate start time(min)</text:p>
          </table:table-cell>
          <table:table-cell office:value-type="string" calcext:value-type="string">
            <text:p>mate end time(mi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963" calcext:value-type="float">
            <text:p>11.8963</text:p>
          </table:table-cell>
          <table:table-cell office:value-type="float" office:value="9.09464" calcext:value-type="float">
            <text:p>9.09464</text:p>
          </table:table-cell>
          <table:table-cell office:value-type="float" office:value="0.936234" calcext:value-type="float">
            <text:p>0.936234</text:p>
          </table:table-cell>
          <table:table-cell office:value-type="float" office:value="0.0139028" calcext:value-type="float">
            <text:p>0.0139028</text:p>
          </table:table-cell>
          <table:table-cell office:value-type="float" office:value="12.7205" calcext:value-type="float">
            <text:p>12.7205</text:p>
          </table:table-cell>
          <table:table-cell office:value-type="float" office:value="21.8151" calcext:value-type="float">
            <text:p>21.8151</text:p>
          </table:table-cell>
          <table:table-cell/>
          <table:table-cell table:formula="of:=[.C2]*2" office:value-type="float" office:value="18.18928" calcext:value-type="float">
            <text:p>18.1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72494" calcext:value-type="float">
            <text:p>0.0272494</text:p>
          </table:table-cell>
          <table:table-cell office:value-type="float" office:value="8.32387" calcext:value-type="float">
            <text:p>8.32387</text:p>
          </table:table-cell>
          <table:table-cell office:value-type="float" office:value="0.480392" calcext:value-type="float">
            <text:p>0.480392</text:p>
          </table:table-cell>
          <table:table-cell office:value-type="float" office:value="0" calcext:value-type="float">
            <text:p>0</text:p>
          </table:table-cell>
          <table:table-cell office:value-type="float" office:value="0.0567233" calcext:value-type="float">
            <text:p>0.0567233</text:p>
          </table:table-cell>
          <table:table-cell office:value-type="float" office:value="8.38059" calcext:value-type="float">
            <text:p>8.38059</text:p>
          </table:table-cell>
          <table:table-cell/>
          <table:table-cell table:formula="of:=[.C3]*2" office:value-type="float" office:value="16.64774" calcext:value-type="float">
            <text:p>16.64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5285" calcext:value-type="float">
            <text:p>0.285285</text:p>
          </table:table-cell>
          <table:table-cell office:value-type="float" office:value="5.25747" calcext:value-type="float">
            <text:p>5.25747</text:p>
          </table:table-cell>
          <table:table-cell office:value-type="float" office:value="0.95709" calcext:value-type="float">
            <text:p>0.95709</text:p>
          </table:table-cell>
          <table:table-cell office:value-type="float" office:value="0.0333667" calcext:value-type="float">
            <text:p>0.0333667</text:p>
          </table:table-cell>
          <table:table-cell office:value-type="float" office:value="0.331442" calcext:value-type="float">
            <text:p>0.331442</text:p>
          </table:table-cell>
          <table:table-cell office:value-type="float" office:value="5.58892" calcext:value-type="float">
            <text:p>5.58892</text:p>
          </table:table-cell>
          <table:table-cell/>
          <table:table-cell table:formula="of:=[.C4]*2" office:value-type="float" office:value="10.51494" calcext:value-type="float">
            <text:p>10.5149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6276" calcext:value-type="float">
            <text:p>2.76276</text:p>
          </table:table-cell>
          <table:table-cell office:value-type="float" office:value="11.0777" calcext:value-type="float">
            <text:p>11.0777</text:p>
          </table:table-cell>
          <table:table-cell office:value-type="float" office:value="0.670898" calcext:value-type="float">
            <text:p>0.670898</text:p>
          </table:table-cell>
          <table:table-cell office:value-type="float" office:value="0.035035" calcext:value-type="float">
            <text:p>0.035035</text:p>
          </table:table-cell>
          <table:table-cell office:value-type="float" office:value="4.15304" calcext:value-type="float">
            <text:p>4.15304</text:p>
          </table:table-cell>
          <table:table-cell office:value-type="float" office:value="15.2308" calcext:value-type="float">
            <text:p>15.2308</text:p>
          </table:table-cell>
          <table:table-cell/>
          <table:table-cell table:formula="of:=[.C6]*2" office:value-type="float" office:value="22.1554" calcext:value-type="float">
            <text:p>22.1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2517" calcext:value-type="float">
            <text:p>42.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7333" calcext:value-type="float">
            <text:p>0.00667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7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986" calcext:value-type="float">
            <text:p>44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667" calcext:value-type="float">
            <text:p>0.00333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8]*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2961" calcext:value-type="float">
            <text:p>0.182961</text:p>
          </table:table-cell>
          <table:table-cell office:value-type="float" office:value="9.56622" calcext:value-type="float">
            <text:p>9.56622</text:p>
          </table:table-cell>
          <table:table-cell office:value-type="float" office:value="0.953623" calcext:value-type="float">
            <text:p>0.953623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0.196863" calcext:value-type="float">
            <text:p>0.196863</text:p>
          </table:table-cell>
          <table:table-cell office:value-type="float" office:value="9.76309" calcext:value-type="float">
            <text:p>9.76309</text:p>
          </table:table-cell>
          <table:table-cell/>
          <table:table-cell table:formula="of:=[.C10]*2" office:value-type="float" office:value="19.13244" calcext:value-type="float">
            <text:p>19.13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1993" calcext:value-type="float">
            <text:p>38.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1]*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2T10:37:41.648107255</dc:date>
    <meta:editing-duration>PT1M5S</meta:editing-duration>
    <meta:editing-cycles>1</meta:editing-cycles>
    <meta:generator>LibreOffice/6.0.7.3$Linux_X86_64 LibreOffice_project/00m0$Build-3</meta:generator>
    <meta:document-statistic meta:table-count="1" meta:cell-count="71" meta:object-count="0"/>
  </office:meta>
</office:document-meta>
</file>